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cccccc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cccccc" draw:marker-start-width="0.076cm" draw:marker-end-width="0.0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84cm"/>
    </style:style>
    <style:style style:name="gr5" style:family="graphic" style:parent-style-name="standard">
      <style:graphic-properties draw:stroke="none" svg:stroke-color="#000000" draw:fill="none" draw:fill-color="#ffffff" fo:min-height="0.953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408cm" svg:height="7.408cm" svg:x="6.332cm" svg:y="8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924cm" svg:y1="8.319cm" svg:x2="6.924cm" svg:y2="15.727cm">
            <text:p/>
          </draw:line>
          <draw:line draw:style-name="gr2" draw:text-style-name="P1" draw:layer="layout" svg:x1="7.61cm" svg:y1="8.319cm" svg:x2="7.61cm" svg:y2="15.727cm">
            <text:p/>
          </draw:line>
          <draw:line draw:style-name="gr2" draw:text-style-name="P1" draw:layer="layout" svg:x1="6.924cm" svg:y1="8.319cm" svg:x2="6.924cm" svg:y2="15.727cm">
            <text:p/>
          </draw:line>
          <draw:line draw:style-name="gr2" draw:text-style-name="P1" draw:layer="layout" svg:x1="10.355cm" svg:y1="8.319cm" svg:x2="10.355cm" svg:y2="15.727cm">
            <text:p/>
          </draw:line>
          <draw:line draw:style-name="gr2" draw:text-style-name="P1" draw:layer="layout" svg:x1="9.669cm" svg:y1="8.319cm" svg:x2="9.669cm" svg:y2="15.727cm">
            <text:p/>
          </draw:line>
          <draw:line draw:style-name="gr2" draw:text-style-name="P1" draw:layer="layout" svg:x1="8.983cm" svg:y1="8.319cm" svg:x2="8.983cm" svg:y2="15.727cm">
            <text:p/>
          </draw:line>
          <draw:line draw:style-name="gr2" draw:text-style-name="P1" draw:layer="layout" svg:x1="8.296cm" svg:y1="8.319cm" svg:x2="8.296cm" svg:y2="15.727cm">
            <text:p/>
          </draw:line>
          <draw:line draw:style-name="gr2" draw:text-style-name="P1" draw:layer="layout" svg:x1="11.084cm" svg:y1="8.362cm" svg:x2="11.084cm" svg:y2="15.77cm">
            <text:p/>
          </draw:line>
          <draw:line draw:style-name="gr2" draw:text-style-name="P1" draw:layer="layout" svg:x1="11.771cm" svg:y1="8.362cm" svg:x2="11.771cm" svg:y2="15.77cm">
            <text:p/>
          </draw:line>
          <draw:line draw:style-name="gr2" draw:text-style-name="P1" draw:layer="layout" svg:x1="13.143cm" svg:y1="8.362cm" svg:x2="13.143cm" svg:y2="15.77cm">
            <text:p/>
          </draw:line>
          <draw:line draw:style-name="gr2" draw:text-style-name="P1" draw:layer="layout" svg:x1="12.457cm" svg:y1="8.362cm" svg:x2="12.457cm" svg:y2="15.77cm">
            <text:p/>
          </draw:line>
          <draw:line draw:style-name="gr2" draw:text-style-name="P1" draw:layer="layout" svg:x1="6.337cm" svg:y1="8.964cm" svg:x2="13.745cm" svg:y2="8.964cm">
            <text:p/>
          </draw:line>
          <draw:line draw:style-name="gr2" draw:text-style-name="P1" draw:layer="layout" svg:x1="6.337cm" svg:y1="9.65cm" svg:x2="13.745cm" svg:y2="9.65cm">
            <text:p/>
          </draw:line>
          <draw:line draw:style-name="gr2" draw:text-style-name="P1" draw:layer="layout" svg:x1="6.337cm" svg:y1="10.337cm" svg:x2="13.745cm" svg:y2="10.337cm">
            <text:p/>
          </draw:line>
          <draw:line draw:style-name="gr2" draw:text-style-name="P1" draw:layer="layout" svg:x1="6.337cm" svg:y1="11.023cm" svg:x2="13.745cm" svg:y2="11.023cm">
            <text:p/>
          </draw:line>
          <draw:line draw:style-name="gr2" draw:text-style-name="P1" draw:layer="layout" svg:x1="6.337cm" svg:y1="11.709cm" svg:x2="13.745cm" svg:y2="11.709cm">
            <text:p/>
          </draw:line>
          <draw:line draw:style-name="gr2" draw:text-style-name="P1" draw:layer="layout" svg:x1="6.337cm" svg:y1="12.395cm" svg:x2="13.745cm" svg:y2="12.395cm">
            <text:p/>
          </draw:line>
          <draw:line draw:style-name="gr2" draw:text-style-name="P1" draw:layer="layout" svg:x1="6.337cm" svg:y1="13.082cm" svg:x2="13.745cm" svg:y2="13.082cm">
            <text:p/>
          </draw:line>
          <draw:line draw:style-name="gr2" draw:text-style-name="P1" draw:layer="layout" svg:x1="6.337cm" svg:y1="13.768cm" svg:x2="13.745cm" svg:y2="13.768cm">
            <text:p/>
          </draw:line>
          <draw:line draw:style-name="gr2" draw:text-style-name="P1" draw:layer="layout" svg:x1="6.337cm" svg:y1="14.454cm" svg:x2="13.745cm" svg:y2="14.454cm">
            <text:p/>
          </draw:line>
          <draw:line draw:style-name="gr2" draw:text-style-name="P1" draw:layer="layout" svg:x1="6.337cm" svg:y1="15.14cm" svg:x2="13.745cm" svg:y2="15.14cm">
            <text:p/>
          </draw:line>
          <draw:line draw:style-name="gr2" draw:text-style-name="P1" draw:layer="layout" svg:x1="6.337cm" svg:y1="14.454cm" svg:x2="13.745cm" svg:y2="14.454cm">
            <text:p/>
          </draw:line>
        </draw:g>
        <draw:g>
          <draw:line draw:style-name="gr3" draw:text-style-name="P1" draw:layer="layout" svg:x1="5.82cm" svg:y1="9.738cm" svg:x2="6.836cm" svg:y2="8.722cm">
            <text:p/>
          </draw:line>
          <draw:line draw:style-name="gr3" draw:text-style-name="P1" draw:layer="layout" svg:x1="7.32cm" svg:y1="9.739cm" svg:x2="8.336cm" svg:y2="8.723cm">
            <text:p/>
          </draw:line>
          <draw:line draw:style-name="gr3" draw:text-style-name="P1" draw:layer="layout" svg:x1="8.72cm" svg:y1="9.74cm" svg:x2="9.736cm" svg:y2="8.724cm">
            <text:p/>
          </draw:line>
          <draw:line draw:style-name="gr3" draw:text-style-name="P1" draw:layer="layout" svg:x1="10.02cm" svg:y1="9.741cm" svg:x2="11.036cm" svg:y2="8.725cm">
            <text:p/>
          </draw:line>
          <draw:line draw:style-name="gr3" draw:text-style-name="P1" draw:layer="layout" svg:x1="11.32cm" svg:y1="9.742cm" svg:x2="12.336cm" svg:y2="8.726cm">
            <text:p/>
          </draw:line>
          <draw:line draw:style-name="gr3" draw:text-style-name="P1" draw:layer="layout" svg:x1="12.62cm" svg:y1="9.743cm" svg:x2="13.636cm" svg:y2="8.727cm">
            <text:p/>
          </draw:line>
        </draw:g>
        <draw:g>
          <draw:line draw:style-name="gr3" draw:text-style-name="P1" draw:layer="layout" svg:x1="5.82cm" svg:y1="11.539cm" svg:x2="6.836cm" svg:y2="10.523cm">
            <text:p/>
          </draw:line>
          <draw:line draw:style-name="gr3" draw:text-style-name="P1" draw:layer="layout" svg:x1="7.32cm" svg:y1="11.54cm" svg:x2="8.336cm" svg:y2="10.524cm">
            <text:p/>
          </draw:line>
          <draw:line draw:style-name="gr3" draw:text-style-name="P1" draw:layer="layout" svg:x1="8.72cm" svg:y1="11.541cm" svg:x2="9.736cm" svg:y2="10.525cm">
            <text:p/>
          </draw:line>
          <draw:line draw:style-name="gr3" draw:text-style-name="P1" draw:layer="layout" svg:x1="10.02cm" svg:y1="11.542cm" svg:x2="11.036cm" svg:y2="10.526cm">
            <text:p/>
          </draw:line>
          <draw:line draw:style-name="gr3" draw:text-style-name="P1" draw:layer="layout" svg:x1="11.32cm" svg:y1="11.543cm" svg:x2="12.336cm" svg:y2="10.527cm">
            <text:p/>
          </draw:line>
          <draw:line draw:style-name="gr3" draw:text-style-name="P1" draw:layer="layout" svg:x1="12.62cm" svg:y1="11.544cm" svg:x2="13.636cm" svg:y2="10.528cm">
            <text:p/>
          </draw:line>
        </draw:g>
        <draw:g>
          <draw:line draw:style-name="gr3" draw:text-style-name="P1" draw:layer="layout" svg:x1="5.82cm" svg:y1="13.34cm" svg:x2="6.836cm" svg:y2="12.324cm">
            <text:p/>
          </draw:line>
          <draw:line draw:style-name="gr3" draw:text-style-name="P1" draw:layer="layout" svg:x1="7.32cm" svg:y1="13.341cm" svg:x2="8.336cm" svg:y2="12.325cm">
            <text:p/>
          </draw:line>
          <draw:line draw:style-name="gr3" draw:text-style-name="P1" draw:layer="layout" svg:x1="8.72cm" svg:y1="13.342cm" svg:x2="9.736cm" svg:y2="12.326cm">
            <text:p/>
          </draw:line>
          <draw:line draw:style-name="gr3" draw:text-style-name="P1" draw:layer="layout" svg:x1="10.02cm" svg:y1="13.343cm" svg:x2="11.036cm" svg:y2="12.327cm">
            <text:p/>
          </draw:line>
          <draw:line draw:style-name="gr3" draw:text-style-name="P1" draw:layer="layout" svg:x1="11.32cm" svg:y1="13.344cm" svg:x2="12.336cm" svg:y2="12.328cm">
            <text:p/>
          </draw:line>
          <draw:line draw:style-name="gr3" draw:text-style-name="P1" draw:layer="layout" svg:x1="12.62cm" svg:y1="13.345cm" svg:x2="13.636cm" svg:y2="12.329cm">
            <text:p/>
          </draw:line>
        </draw:g>
        <draw:g>
          <draw:line draw:style-name="gr3" draw:text-style-name="P1" draw:layer="layout" svg:x1="5.82cm" svg:y1="15.141cm" svg:x2="6.836cm" svg:y2="14.125cm">
            <text:p/>
          </draw:line>
          <draw:line draw:style-name="gr3" draw:text-style-name="P1" draw:layer="layout" svg:x1="7.32cm" svg:y1="15.142cm" svg:x2="8.336cm" svg:y2="14.126cm">
            <text:p/>
          </draw:line>
          <draw:line draw:style-name="gr3" draw:text-style-name="P1" draw:layer="layout" svg:x1="8.72cm" svg:y1="15.143cm" svg:x2="9.736cm" svg:y2="14.127cm">
            <text:p/>
          </draw:line>
          <draw:line draw:style-name="gr3" draw:text-style-name="P1" draw:layer="layout" svg:x1="10.02cm" svg:y1="15.144cm" svg:x2="11.036cm" svg:y2="14.128cm">
            <text:p/>
          </draw:line>
          <draw:line draw:style-name="gr3" draw:text-style-name="P1" draw:layer="layout" svg:x1="11.32cm" svg:y1="15.145cm" svg:x2="12.336cm" svg:y2="14.129cm">
            <text:p/>
          </draw:line>
          <draw:line draw:style-name="gr3" draw:text-style-name="P1" draw:layer="layout" svg:x1="12.62cm" svg:y1="15.146cm" svg:x2="13.636cm" svg:y2="14.13cm">
            <text:p/>
          </draw:line>
        </draw:g>
        <draw:line draw:style-name="gr3" draw:text-style-name="P1" draw:layer="layout" svg:x1="15.055cm" svg:y1="16.597cm" svg:x2="16.833cm" svg:y2="14.819cm">
          <text:p/>
        </draw:line>
        <draw:line draw:style-name="gr3" draw:text-style-name="P1" draw:layer="layout" svg:x1="15.055cm" svg:y1="16.597cm" svg:x2="11.753cm" svg:y2="16.597cm">
          <text:p/>
        </draw:line>
        <draw:line draw:style-name="gr3" draw:text-style-name="P1" draw:layer="layout" svg:x1="15.055cm" svg:y1="16.597cm" svg:x2="15.055cm" svg:y2="14.057cm">
          <text:p/>
        </draw:line>
        <draw:frame draw:style-name="gr4" draw:text-style-name="P2" draw:layer="layout" svg:width="0.81cm" svg:height="1.534cm" svg:x="16.547cm" svg:y="15.011cm">
          <draw:text-box>
            <text:p><text:span text:style-name="T1">x</text:span></text:p>
          </draw:text-box>
        </draw:frame>
        <draw:frame draw:style-name="gr5" draw:text-style-name="P2" draw:layer="layout" svg:width="0.965cm" svg:height="1.203cm" svg:x="11.334cm" svg:y="16.551cm">
          <draw:text-box>
            <text:p><text:span text:style-name="T1">y</text:span></text:p>
          </draw:text-box>
        </draw:frame>
        <draw:frame draw:style-name="gr6" draw:text-style-name="P2" draw:layer="layout" svg:width="1.016cm" svg:height="1.266cm" svg:x="15.155cm" svg:y="13.541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1:17:18.624786106</meta:creation-date>
    <dc:date>2015-09-13T21:30:19.233403286</dc:date>
    <dc:creator>Ashwin </dc:creator>
    <meta:editing-duration>P0D</meta:editing-duration>
    <meta:editing-cycles>1</meta:editing-cycles>
    <meta:document-statistic meta:object-count="58"/>
    <meta:generator>LibreOffice/4.2.8.2$Linux_X86_64 LibreOffice_project/420m0$Build-2</meta:generator>
  </office:meta>
</office:document-meta>
</file>